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77cm"/>
    </style:style>
    <style:style style:name="co2" style:family="table-column">
      <style:table-column-properties fo:break-before="auto" style:column-width="2.028cm"/>
    </style:style>
    <style:style style:name="co3" style:family="table-column">
      <style:table-column-properties fo:break-before="auto" style:column-width="1.572cm"/>
    </style:style>
    <style:style style:name="co4" style:family="table-column">
      <style:table-column-properties fo:break-before="auto" style:column-width="1.157cm"/>
    </style:style>
    <style:style style:name="co5" style:family="table-column">
      <style:table-column-properties fo:break-before="auto" style:column-width="0.801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0.787cm"/>
    </style:style>
    <style:style style:name="co9" style:family="table-column">
      <style:table-column-properties fo:break-before="auto" style:column-width="0.982cm"/>
    </style:style>
    <style:style style:name="co10" style:family="table-column">
      <style:table-column-properties fo:break-before="auto" style:column-width="2.79cm"/>
    </style:style>
    <style:style style:name="co11" style:family="table-column">
      <style:table-column-properties fo:break-before="auto" style:column-width="1.679cm"/>
    </style:style>
    <style:style style:name="co12" style:family="table-column">
      <style:table-column-properties fo:break-before="auto" style:column-width="2.639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bf0041" fo:font-weight="bold"/>
    </style:style>
    <style:style style:name="ce2" style:family="table-cell" style:parent-style-name="Default" style:data-style-name="N110"/>
    <style:style style:name="ce3" style:family="table-cell" style:parent-style-name="Default">
      <style:table-cell-properties fo:background-color="#bbe33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6" table:default-cell-style-name="ce4"/>
        <table:table-column table:style-name="co5" table:default-cell-style-name="Default"/>
        <table:table-column table:style-name="co8" table:number-columns-repeated="2" table:default-cell-style-name="ce3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ce6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1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LCSC p/n</text:p>
          </table:table-cell>
          <table:table-cell table:style-name="ce1" office:value-type="string" calcext:value-type="string">
            <text:p>$/unit</text:p>
          </table:table-cell>
          <table:table-cell table:style-name="ce1" office:value-type="string" calcext:value-type="string">
            <text:p>Avail</text:p>
          </table:table-cell>
          <table:table-cell table:style-name="ce1"/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p5</text:p>
          </table:table-cell>
          <table:table-cell table:style-name="ce1" office:value-type="string" calcext:value-type="string">
            <text:p>p6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/>
          <table:table-cell table:style-name="ce1" office:value-type="string" calcext:value-type="string">
            <text:p>Package</text:p>
          </table:table-cell>
          <table:table-cell table:style-name="ce1"/>
          <table:table-cell table:style-name="ce1" office:value-type="string" calcext:value-type="string">
            <text:p>Wattage</text:p>
          </table:table-cell>
          <table:table-cell table:style-name="ce1" office:value-type="string" calcext:value-type="string">
            <text:p>Oddness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SK6812mini</text:p>
          </table:table-cell>
          <table:table-cell office:value-type="string" calcext:value-type="string">
            <text:p>C2886570</text:p>
          </table:table-cell>
          <table:table-cell office:value-type="currency" office:currency="CAD" office:value="0.2636" calcext:value-type="currency">
            <text:p>$0.2636</text:p>
          </table:table-cell>
          <table:table-cell office:value-type="float" office:value="2555" calcext:value-type="float">
            <text:p>2555</text:p>
          </table:table-cell>
          <table:table-cell/>
          <table:table-cell table:style-name="ce3" office:value-type="string" calcext:value-type="string">
            <text:p>Din</text:p>
          </table:table-cell>
          <table:table-cell table:style-name="ce3" office:value-type="string" calcext:value-type="string">
            <text:p>Vdd</text:p>
          </table:table-cell>
          <table:table-cell table:style-name="ce3" office:value-type="string" calcext:value-type="string">
            <text:p>Dout</text:p>
          </table:table-cell>
          <table:table-cell table:style-name="ce3" office:value-type="string" calcext:value-type="string">
            <text:p>GND</text:p>
          </table:table-cell>
          <table:table-cell table:style-name="Default" table:number-columns-repeated="2"/>
          <table:table-cell/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office:value-type="string" calcext:value-type="string">
            <text:p>SMD 3535 LED</text:p>
          </table:table-cell>
          <table:table-cell table:number-columns-repeated="4"/>
          <table:table-cell office:value-type="string" calcext:value-type="string">
            <text:p><text:a xlink:href="https://datasheet.lcsc.com/lcsc/2304171800_OPSCO-Optoelectronics-SK6812mini_C2886570.pdf" xlink:type="simple">Datasheet</text:a>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K6812MINI-B-012 </text:p>
          </table:table-cell>
          <table:table-cell office:value-type="string" calcext:value-type="string">
            <text:p>C5183448</text:p>
          </table:table-cell>
          <table:table-cell office:value-type="currency" office:currency="CAD" office:value="0.2713" calcext:value-type="currency">
            <text:p>$0.2713</text:p>
          </table:table-cell>
          <table:table-cell office:value-type="float" office:value="2090" calcext:value-type="float">
            <text:p>2090</text:p>
          </table:table-cell>
          <table:table-cell/>
          <table:table-cell table:style-name="ce3" office:value-type="string" calcext:value-type="string">
            <text:p>Din</text:p>
          </table:table-cell>
          <table:table-cell table:style-name="ce3" office:value-type="string" calcext:value-type="string">
            <text:p>Vdd</text:p>
          </table:table-cell>
          <table:table-cell table:style-name="ce3" office:value-type="string" calcext:value-type="string">
            <text:p>Dout</text:p>
          </table:table-cell>
          <table:table-cell table:style-name="ce3" office:value-type="string" calcext:value-type="string">
            <text:p>GND</text:p>
          </table:table-cell>
          <table:table-cell table:style-name="Default" table:number-columns-repeated="2"/>
          <table:table-cell/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office:value-type="string" calcext:value-type="string">
            <text:p>SMD 3535 LED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<text:a xlink:href="https://datasheet.lcsc.com/lcsc/2209211130_OPSCO-Optoelectronics-SK6812MINI-B-012_C5183448.pdf" xlink:type="simple">Datasheet</text:a>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K6812MINI-C </text:p>
          </table:table-cell>
          <table:table-cell office:value-type="string" calcext:value-type="string">
            <text:p>C7423117</text:p>
          </table:table-cell>
          <table:table-cell office:value-type="currency" office:currency="CAD" office:value="0.1997" calcext:value-type="currency">
            <text:p>$0.1997</text:p>
          </table:table-cell>
          <table:table-cell office:value-type="float" office:value="725" calcext:value-type="float">
            <text:p>725</text:p>
          </table:table-cell>
          <table:table-cell/>
          <table:table-cell table:style-name="ce3" office:value-type="string" calcext:value-type="string">
            <text:p>Din</text:p>
          </table:table-cell>
          <table:table-cell table:style-name="ce3" office:value-type="string" calcext:value-type="string">
            <text:p>Vdd</text:p>
          </table:table-cell>
          <table:table-cell table:style-name="ce3" office:value-type="string" calcext:value-type="string">
            <text:p>Dout</text:p>
          </table:table-cell>
          <table:table-cell table:style-name="ce3" office:value-type="string" calcext:value-type="string">
            <text:p>GND</text:p>
          </table:table-cell>
          <table:table-cell table:style-name="Default" table:number-columns-repeated="2"/>
          <table:table-cell/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office:value-type="string" calcext:value-type="string">
            <text:p>SMD 3535 LED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<text:a xlink:href="https://datasheet.lcsc.com/lcsc/2306121444_OPSCO-Optoelectronics-SK6812MINI-C_C7423117.pdf" xlink:type="simple">Datasheet</text:a>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K6812MINI-E </text:p>
          </table:table-cell>
          <table:table-cell office:value-type="string" calcext:value-type="string">
            <text:p>C5149201</text:p>
          </table:table-cell>
          <table:table-cell office:value-type="currency" office:currency="CAD" office:value="0.2205" calcext:value-type="currency">
            <text:p>$0.22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dd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in</text:p>
          </table:table-cell>
          <table:table-cell table:number-columns-repeated="3"/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2.8" calcext:value-type="float">
            <text:p>2.8</text:p>
          </table:table-cell>
          <table:table-cell office:value-type="float" office:value="1.78" calcext:value-type="float">
            <text:p>1.78</text:p>
          </table:table-cell>
          <table:table-cell/>
          <table:table-cell office:value-type="string" calcext:value-type="string">
            <text:p>SMD 3528 LED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through board</text:p>
          </table:table-cell>
          <table:table-cell/>
          <table:table-cell office:value-type="string" calcext:value-type="string">
            <text:p><text:a xlink:href="https://datasheet.lcsc.com/lcsc/2305101623_OPSCO-Optoelectronics-SK6812MINI-E_C5149201.pdf" xlink:type="simple">Datasheet</text:a>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K6812MINI-EA </text:p>
          </table:table-cell>
          <table:table-cell office:value-type="string" calcext:value-type="string">
            <text:p>C5378731</text:p>
          </table:table-cell>
          <table:table-cell office:value-type="currency" office:currency="CAD" office:value="0.2141" calcext:value-type="currency">
            <text:p>$0.2141</text:p>
          </table:table-cell>
          <table:table-cell office:value-type="float" office:value="2630" calcext:value-type="float">
            <text:p>2630</text:p>
          </table:table-cell>
          <table:table-cell/>
          <table:table-cell office:value-type="string" calcext:value-type="string">
            <text:p>Vdd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in</text:p>
          </table:table-cell>
          <table:table-cell table:number-columns-repeated="3"/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2.8" calcext:value-type="float">
            <text:p>2.8</text:p>
          </table:table-cell>
          <table:table-cell office:value-type="float" office:value="1.78" calcext:value-type="float">
            <text:p>1.78</text:p>
          </table:table-cell>
          <table:table-cell/>
          <table:table-cell office:value-type="string" calcext:value-type="string">
            <text:p>SMD 3528 LED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reverse mount</text:p>
          </table:table-cell>
          <table:table-cell/>
          <table:table-cell office:value-type="string" calcext:value-type="string">
            <text:p><text:a xlink:href="https://datasheet.lcsc.com/lcsc/2304101800_OPSCO-Optoelectronics-SK6812MINI-EA_C5378731.pdf" xlink:type="simple">Datasheet</text:a>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K6812MINI-ER </text:p>
          </table:table-cell>
          <table:table-cell office:value-type="string" calcext:value-type="string">
            <text:p>C2890038 </text:p>
          </table:table-cell>
          <table:table-cell office:value-type="currency" office:currency="CAD" office:value="0.2323" calcext:value-type="currency">
            <text:p>$0.23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Dout</text:p>
          </table:table-cell>
          <table:table-cell table:number-columns-repeated="3"/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SMD 3528 LED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<text:a xlink:href="https://datasheet.lcsc.com/lcsc/2108251530_OPSCO-Optoelectronics-SK6812MINI-ER_C2890038.pdf" xlink:type="simple">Datasheet</text:a>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K6812MINI-FA </text:p>
          </table:table-cell>
          <table:table-cell office:value-type="string" calcext:value-type="string">
            <text:p>C7423121 </text:p>
          </table:table-cell>
          <table:table-cell office:value-type="currency" office:currency="CAD" office:value="0.0974" calcext:value-type="currency">
            <text:p>$0.0974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Din</text:p>
          </table:table-cell>
          <table:table-cell office:value-type="string" calcext:value-type="string">
            <text:p>GND</text:p>
          </table:table-cell>
          <table:table-cell table:number-columns-repeated="2" office:value-type="string" calcext:value-type="string">
            <text:p>Vd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out</text:p>
          </table:table-cell>
          <table:table-cell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SMD 3725 LED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<text:a xlink:href="https://datasheet.lcsc.com/lcsc/2306121444_OPSCO-Optoelectronics-SK6812MINI-FA_C7423121.pdf" xlink:type="simple">Datasheet</text:a>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K6812MINI-HS </text:p>
          </table:table-cell>
          <table:table-cell office:value-type="string" calcext:value-type="string">
            <text:p>C2922787</text:p>
          </table:table-cell>
          <table:table-cell office:value-type="currency" office:currency="CAD" office:value="0.2905" calcext:value-type="currency">
            <text:p>$0.2905</text:p>
          </table:table-cell>
          <table:table-cell office:value-type="float" office:value="9560" calcext:value-type="float">
            <text:p>9560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Dout</text:p>
          </table:table-cell>
          <table:table-cell table:number-columns-repeated="3"/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3.5" calcext:value-type="float">
            <text:p>3.5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string" calcext:value-type="string">
            <text:p>SMD 3535 LED</text:p>
          </table:table-cell>
          <table:table-cell/>
          <table:table-cell office:value-type="string" calcext:value-type="string">
            <text:p>0.1 / 0.2</text:p>
          </table:table-cell>
          <table:table-cell table:number-columns-repeated="2"/>
          <table:table-cell office:value-type="string" calcext:value-type="string">
            <text:p><text:a xlink:href="https://datasheet.lcsc.com/lcsc/2304101800_OPSCO-Optoelectronics-SK6812MINI-HS_C2922787.pdf" xlink:type="simple">Datasheet</text:a>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K6812MINI-HS-RVA </text:p>
          </table:table-cell>
          <table:table-cell office:value-type="string" calcext:value-type="string">
            <text:p>C7423113</text:p>
          </table:table-cell>
          <table:table-cell office:value-type="currency" office:currency="CAD" office:value="0.2596" calcext:value-type="currency">
            <text:p>$0.2596</text:p>
          </table:table-cell>
          <table:table-cell office:value-type="float" office:value="3375" calcext:value-type="float">
            <text:p>3375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Dout</text:p>
          </table:table-cell>
          <table:table-cell table:number-columns-repeated="3"/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3.5" calcext:value-type="float">
            <text:p>3.5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string" calcext:value-type="string">
            <text:p>SMD 3535 LED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<text:a xlink:href="https://datasheet.lcsc.com/lcsc/2307111419_OPSCO-Optoelectronics-SK6812MINI-HS-RVA_C7423113.pdf" xlink:type="simple">Datasheet</text:a>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K6812MINI-KA </text:p>
          </table:table-cell>
          <table:table-cell office:value-type="string" calcext:value-type="string">
            <text:p>C7423120</text:p>
          </table:table-cell>
          <table:table-cell office:value-type="currency" office:currency="CAD" office:value="0.0501" calcext:value-type="currency">
            <text:p>$0.0501</text:p>
          </table:table-cell>
          <table:table-cell office:value-type="float" office:value="2210" calcext:value-type="float">
            <text:p>2210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Din</text:p>
          </table:table-cell>
          <table:table-cell table:number-columns-repeated="2" office:value-type="string" calcext:value-type="string">
            <text:p>Vdd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GND</text:p>
          </table:table-cell>
          <table:table-cell/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4.2" calcext:value-type="float">
            <text:p>4.2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string" calcext:value-type="string">
            <text:p>SMD 4236 LED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<text:a xlink:href="https://datasheet.lcsc.com/lcsc/2306121444_OPSCO-Optoelectronics-SK6812MINI-KA_C7423120.pdf" xlink:type="simple">Datasheet</text:a>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K6812MINI-RV </text:p>
          </table:table-cell>
          <table:table-cell office:value-type="string" calcext:value-type="string">
            <text:p>C7279958</text:p>
          </table:table-cell>
          <table:table-cell office:value-type="currency" office:currency="CAD" office:value="0.1925" calcext:value-type="currency">
            <text:p>$0.1925</text:p>
          </table:table-cell>
          <table:table-cell office:value-type="float" office:value="1490" calcext:value-type="float">
            <text:p>1490</text:p>
          </table:table-cell>
          <table:table-cell/>
          <table:table-cell table:style-name="ce3" office:value-type="string" calcext:value-type="string">
            <text:p>Din</text:p>
          </table:table-cell>
          <table:table-cell table:style-name="ce3" office:value-type="string" calcext:value-type="string">
            <text:p>Vdd</text:p>
          </table:table-cell>
          <table:table-cell table:style-name="ce3" office:value-type="string" calcext:value-type="string">
            <text:p>Dout</text:p>
          </table:table-cell>
          <table:table-cell table:style-name="ce3" office:value-type="string" calcext:value-type="string">
            <text:p>GND</text:p>
          </table:table-cell>
          <table:table-cell table:style-name="Default" table:number-columns-repeated="2"/>
          <table:table-cell/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office:value-type="string" calcext:value-type="string">
            <text:p>SMD 3535 LED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<text:a xlink:href="https://datasheet.lcsc.com/lcsc/2306011005_OPSCO-Optoelectronics-SK6812MINI-RV_C7279958.pdf" xlink:type="simple">Datasheet</text:a>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K6812MINI-YW </text:p>
          </table:table-cell>
          <table:table-cell office:value-type="string" calcext:value-type="string">
            <text:p>C5378722</text:p>
          </table:table-cell>
          <table:table-cell office:value-type="currency" office:currency="CAD" office:value="0.2063" calcext:value-type="currency">
            <text:p>$0.2063</text:p>
          </table:table-cell>
          <table:table-cell office:value-type="float" office:value="1355" calcext:value-type="float">
            <text:p>1355</text:p>
          </table:table-cell>
          <table:table-cell/>
          <table:table-cell table:style-name="ce3" office:value-type="string" calcext:value-type="string">
            <text:p>Din</text:p>
          </table:table-cell>
          <table:table-cell table:style-name="ce3" office:value-type="string" calcext:value-type="string">
            <text:p>Vdd</text:p>
          </table:table-cell>
          <table:table-cell table:style-name="ce3" office:value-type="string" calcext:value-type="string">
            <text:p>Dout</text:p>
          </table:table-cell>
          <table:table-cell table:style-name="ce3" office:value-type="string" calcext:value-type="string">
            <text:p>GND</text:p>
          </table:table-cell>
          <table:table-cell table:style-name="Default" table:number-columns-repeated="2"/>
          <table:table-cell/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office:value-type="string" calcext:value-type="string">
            <text:p>SMD 3535 LED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<text:a xlink:href="https://datasheet.lcsc.com/lcsc/2303300930_OPSCO-Optoelectronics-SK6812MINI-YW_C5378722.pdf" xlink:type="simple">Datasheet</text:a>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K6812MINIRGBW-BW-P6-A </text:p>
          </table:table-cell>
          <table:table-cell office:value-type="string" calcext:value-type="string">
            <text:p>C7423105</text:p>
          </table:table-cell>
          <table:table-cell office:value-type="currency" office:currency="CAD" office:value="0.2567" calcext:value-type="currency">
            <text:p>$0.2567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Vdd</text:p>
          </table:table-cell>
          <table:table-cell/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3.5" calcext:value-type="float">
            <text:p>3.5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ce5" office:value-type="string" calcext:value-type="string">
            <text:p>SMD 3535 LED</text:p>
          </table:table-cell>
          <table:table-cell table:style-name="ce5"/>
          <table:table-cell office:value-type="float" office:value="0.25" calcext:value-type="float">
            <text:p>0.25</text:p>
          </table:table-cell>
          <table:table-cell office:value-type="string" calcext:value-type="string">
            <text:p>rgbW</text:p>
          </table:table-cell>
          <table:table-cell/>
          <table:table-cell office:value-type="string" calcext:value-type="string">
            <text:p><text:a xlink:href="https://datasheet.lcsc.com/lcsc/2306121443_OPSCO-Optoelectronics-SK6812MINIRGBW-BW-P6-A_C7423105.pdf" xlink:type="simple">Datasheet</text:a>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K6812MINIRGBW-NW-P6 </text:p>
          </table:table-cell>
          <table:table-cell office:value-type="string" calcext:value-type="string">
            <text:p>C7423107 </text:p>
          </table:table-cell>
          <table:table-cell office:value-type="currency" office:currency="CAD" office:value="0.2519" calcext:value-type="currency">
            <text:p>$0.25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Vdd</text:p>
          </table:table-cell>
          <table:table-cell/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3.5" calcext:value-type="float">
            <text:p>3.5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ce5" office:value-type="string" calcext:value-type="string">
            <text:p>SMD 3535 LED</text:p>
          </table:table-cell>
          <table:table-cell table:style-name="ce5"/>
          <table:table-cell office:value-type="float" office:value="0.25" calcext:value-type="float">
            <text:p>0.25</text:p>
          </table:table-cell>
          <table:table-cell office:value-type="string" calcext:value-type="string">
            <text:p>rgbW</text:p>
          </table:table-cell>
          <table:table-cell/>
          <table:table-cell office:value-type="string" calcext:value-type="string">
            <text:p><text:a xlink:href="https://datasheet.lcsc.com/lcsc/2312181506_OPSCO-Optoelectronics-SK6812MINIRGBW-NW-P6_C7423107.pdf" xlink:type="simple">Datasheet</text:a>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K6812MINIRGBW-WS-P6-A </text:p>
          </table:table-cell>
          <table:table-cell office:value-type="string" calcext:value-type="string">
            <text:p>C7423106</text:p>
          </table:table-cell>
          <table:table-cell office:value-type="currency" office:currency="CAD" office:value="0.3376" calcext:value-type="currency">
            <text:p>$0.3376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Vdd</text:p>
          </table:table-cell>
          <table:table-cell/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3.5" calcext:value-type="float">
            <text:p>3.5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ce5" office:value-type="string" calcext:value-type="string">
            <text:p>SMD 3535 LED</text:p>
          </table:table-cell>
          <table:table-cell table:style-name="ce5"/>
          <table:table-cell office:value-type="float" office:value="0.25" calcext:value-type="float">
            <text:p>0.25</text:p>
          </table:table-cell>
          <table:table-cell office:value-type="string" calcext:value-type="string">
            <text:p>rgbW</text:p>
          </table:table-cell>
          <table:table-cell/>
          <table:table-cell office:value-type="string" calcext:value-type="string">
            <text:p><text:a xlink:href="https://datasheet.lcsc.com/lcsc/2312181506_OPSCO-Optoelectronics-SK6812MINIRGBW-WS-P6-A_C7423106.pdf" xlink:type="simple">Datasheet</text:a></text:p>
          </table:table-cell>
          <table:table-cell table:number-columns-repeated="1002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CA">$</number:currency-symbol>
      <number:number number:decimal-places="4" number:min-decimal-places="4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CA">$</number:currency-symbol>
      <number:number number:decimal-places="4" number:min-decimal-places="4" number:min-integer-digits="1" number:grouping="true"/>
      <style:map style:condition="value()&gt;=0" style:apply-style-name="N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00-00-00</text:date>, <text:time style:data-style-name="N2" text:time-value="18:38:31.264534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4:37:48.319637302</meta:creation-date>
    <dc:date>2024-02-07T19:02:53.634726669</dc:date>
    <meta:editing-duration>PT2H6M8S</meta:editing-duration>
    <meta:editing-cycles>12</meta:editing-cycles>
    <meta:generator>LibreOffice/7.0.4.2$Linux_X86_64 LibreOffice_project/00$Build-2</meta:generator>
    <meta:document-statistic meta:table-count="1" meta:cell-count="240" meta:object-count="0"/>
  </office:meta>
</office:document-meta>
</file>